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officeooo:rsid="001c6daf" officeooo:paragraph-rsid="0019ecba" style:font-size-asian="12.25pt" style:font-style-asian="normal" style:font-size-complex="14pt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officeooo:rsid="0018daa7" officeooo:paragraph-rsid="0019ecba" style:font-size-asian="12.25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officeooo:rsid="001a4e9f" officeooo:paragraph-rsid="0019ecba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end" style:justify-single-word="false"/>
      <style:text-properties fo:font-size="14pt" fo:font-style="italic" officeooo:rsid="0018daa7" officeooo:paragraph-rsid="0019ecba" style:font-size-asian="12.25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officeooo:paragraph-rsid="0019ecba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8daa7" officeooo:paragraph-rsid="0019ecba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rsid="001a4e9f" officeooo:paragraph-rsid="0019ecba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1ce5a5" officeooo:paragraph-rsid="001ce5a5" style:font-size-asian="12.25pt" style:font-style-asian="normal" style:font-size-complex="14pt" style:font-style-complex="normal"/>
    </style:style>
    <style:style style:name="T1" style:family="text">
      <style:text-properties fo:font-size="16pt" fo:font-weight="bold" officeooo:rsid="0018daa7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9ecba" style:font-size-asian="16pt" style:font-weight-asian="bold" style:font-size-complex="16pt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1a4e9f" style:font-size-asian="12.25pt" style:font-size-complex="14pt"/>
    </style:style>
    <style:style style:name="T5" style:family="text">
      <style:text-properties fo:font-size="14pt" officeooo:rsid="001b71e2" style:font-size-asian="12.25pt" style:font-size-complex="14pt"/>
    </style:style>
    <style:style style:name="T6" style:family="text">
      <style:text-properties officeooo:rsid="001b71e2"/>
    </style:style>
    <style:style style:name="T7" style:family="text">
      <style:text-properties officeooo:rsid="001c2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Лабораторная работа </text:span><text:span text:style-name="T2">3</text:span></text:p>
      <text:p text:style-name="P4">Наумов Роман, 3 группа</text:p>
      <text:p text:style-name="P6"><text:span text:style-name="T3">Цель работы: изучить </text:span><text:span text:style-name="T5">базовые растровые алгоритмы</text:span><text:span text:style-name="T4">.</text:span></text:p>
      <text:p text:style-name="P2"/>
      <text:p text:style-name="P6"><text:span text:style-name="T3">Задачи работы: реализовать алгоритмы, написать веб приложение, реализующие данные методы</text:span><text:span text:style-name="T4">. В интерфейсе дать возможность пользователю выбрать </text:span><text:span text:style-name="T5">начальные и конечные точки и метод обработки; отобразить ход вычислений</text:span><text:span text:style-name="T4">. <text:s/>Использованные средства разработки: Pycharm, tkinter, </text:span><text:span text:style-name="T5">matplotlib, time</text:span><text:span text:style-name="T4">.</text:span></text:p>
      <text:p text:style-name="P3"/>
      <text:p text:style-name="P3">Ход работы:</text:p>
      <text:p text:style-name="P3">1. Реализация в файле <text:span text:style-name="T6">main</text:span>.py всех необходимых методов обработки изображений.</text:p>
      <text:p text:style-name="P3">2. Создание графического интерфейса для задания <text:span text:style-name="T6">координат точек конца и начала отрезков</text:span>, а также с добавлением кнопки для <text:span text:style-name="T6">выбора метода преобразований</text:span>.</text:p>
      <text:p text:style-name="P8">3. Тестирование.</text:p>
      <text:p text:style-name="P3"/>
      <text:p text:style-name="P3">В ходе работы я:</text:p>
      <text:p text:style-name="P3">1. Создал приложение для <text:span text:style-name="T6">показа работы растровых алгоритмов</text:span>.</text:p>
      <text:p text:style-name="P3">2. Закрепил полученные на лекции знания по сегментации и обработке изображений.</text:p>
      <text:p text:style-name="P3">3. Получил дополнительный опыт работы с графическим интерфейсом python.</text:p>
      <text:p text:style-name="P8">4. Провёл тестирование.</text:p>
      <text:p text:style-name="P3"/>
      <text:p text:style-name="P1">Выводы:</text:p>
      <text:p text:style-name="P1">Данное приложение <text:span text:style-name="T6">хорошо работает при переводе линий из векторного представления в «пиксельное». Это может пригодиться в любом месте, где нужны плюсы растровых изображений (в первую очередь для отображения изображений). </text:span><text:span text:style-name="T7">Также подавляющее большинство алгоритмов связанных с изображениями (в частности в машинном обучении) работают с растровым их представлени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1:56:16.709032585</meta:creation-date>
    <dc:date>2023-12-04T18:02:00.762217942</dc:date>
    <meta:editing-duration>PT10M2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63" meta:character-count="1249" meta:non-whitespace-character-count="1100"/>
  </office:meta>
</office:document-meta>
</file>